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aff" officeooo:paragraph-rsid="0007eaff"/>
    </style:style>
    <style:style style:name="P2" style:family="paragraph" style:parent-style-name="Standard">
      <style:text-properties officeooo:rsid="0007eaff" officeooo:paragraph-rsid="00085313"/>
    </style:style>
    <style:style style:name="P3" style:family="paragraph" style:parent-style-name="Standard">
      <style:text-properties officeooo:rsid="0007eaff" officeooo:paragraph-rsid="00097809"/>
    </style:style>
    <style:style style:name="P4" style:family="paragraph" style:parent-style-name="Standard">
      <style:text-properties officeooo:rsid="00097809" officeooo:paragraph-rsid="00097809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85313"/>
    </style:style>
    <style:style style:name="T3" style:family="text">
      <style:text-properties style:font-name="Liberation Serif1" officeooo:rsid="00097809"/>
    </style:style>
    <style:style style:name="T4" style:family="text">
      <style:text-properties style:font-name="Liberation Serif1" officeooo:rsid="0007eaff"/>
    </style:style>
    <style:style style:name="T5" style:family="text">
      <style:text-properties style:font-name="Liberation Serif1" officeooo:rsid="0009ecff"/>
    </style:style>
    <style:style style:name="T6" style:family="text">
      <style:text-properties style:font-name="Liberation Serif1" officeooo:rsid="000a1cbb"/>
    </style:style>
    <style:style style:name="T7" style:family="text">
      <style:text-properties style:font-name="Liberation Serif1" officeooo:rsid="000cc9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PLANTEAMIENTO DE LA GRAMÁTICA </text:p>
      <text:p text:style-name="P1"/>
      <text:p text:style-name="P1">S → A</text:p>
      <text:p text:style-name="P3">A →T A</text:p>
      <text:p text:style-name="P3"><text:s text:c="7"/>| <text:span text:style-name="T1">ε</text:span></text:p>
      <text:p text:style-name="P1"><text:span text:style-name="T1">T → Es</text:span></text:p>
      <text:p text:style-name="P1"><text:span text:style-name="T1"><text:s text:c="7"/>| R</text:span></text:p>
      <text:p text:style-name="P1"><text:span text:style-name="T1"><text:s text:c="7"/>| Co</text:span></text:p>
      <text:p text:style-name="P1"><text:span text:style-name="T1"><text:s text:c="7"/>| Ex?</text:span></text:p>
      <text:p text:style-name="P1"><text:span text:style-name="T1"><text:s text:c="7"/>| As</text:span></text:p>
      <text:p text:style-name="P1"><text:span text:style-name="T1"><text:tab/>(ESTRUCTURA ESCRIBIR)</text:span></text:p>
      <text:p text:style-name="P1"><text:span text:style-name="T1"><text:tab/>Es→Pr F</text:span></text:p>
      <text:p text:style-name="P1"><text:span text:style-name="T1"><text:tab/>Pr→ Pr’ </text:span><text:span text:style-name="T7">l</text:span></text:p>
      <text:p text:style-name="P1"><text:span text:style-name="T1"><text:tab/>Pr’→ESCRIBIR</text:span></text:p>
      <text:p text:style-name="P1"><text:span text:style-name="T1"><text:tab/></text:span><text:span text:style-name="T7">l</text:span><text:span text:style-name="T1"> → x</text:span></text:p>
      <text:p text:style-name="P1"><text:span text:style-name="T1"><text:tab/> <text:s text:c="6"/>| literal </text:span></text:p>
      <text:p text:style-name="P1"><text:span text:style-name="T1"><text:tab/>x →i</text:span></text:p>
      <text:p text:style-name="P1"><text:span text:style-name="T1"><text:tab/> <text:s text:c="6"/>|numero </text:span></text:p>
      <text:p text:style-name="P1"><text:span text:style-name="T1"><text:tab/>i→id</text:span></text:p>
      <text:p text:style-name="P1"><text:span text:style-name="T1"><text:tab/>F→ FIN</text:span></text:p>
      <text:p text:style-name="P1"><text:span text:style-name="T1"/></text:p>
      <text:p text:style-name="P1"><text:span text:style-name="T1"><text:tab/>(ESTRUCTURA REPETIR)</text:span></text:p>
      <text:p text:style-name="P1"><text:span text:style-name="T1"><text:tab/>R→Rr F</text:span></text:p>
      <text:p text:style-name="P1"><text:span text:style-name="T1"><text:tab/></text:span><text:span text:style-name="T2">Rr→ Rr’ N</text:span></text:p>
      <text:p text:style-name="P1"><text:span text:style-name="T2"><text:tab/>Rr’→ REPETIR</text:span></text:p>
      <text:p text:style-name="P1"><text:span text:style-name="T2"><text:tab/>N→ x Ir </text:span></text:p>
      <text:p text:style-name="P2"><text:span text:style-name="T2"><text:tab/></text:span><text:bookmark-start text:name="__DdeLink__6_1270189427"/><text:span text:style-name="T1">x →i</text:span></text:p>
      <text:p text:style-name="P2"><text:span text:style-name="T1"><text:tab/> <text:s text:c="6"/>|numero </text:span></text:p>
      <text:p text:style-name="P2"><text:span text:style-name="T2"><text:tab/>i→id</text:span><text:bookmark-end text:name="__DdeLink__6_1270189427"/></text:p>
      <text:p text:style-name="P2"><text:span text:style-name="T2"><text:tab/>Ir→ Ir’ Ep</text:span></text:p>
      <text:p text:style-name="P2"><text:span text:style-name="T2"><text:tab/>Ir’→ INICIAR</text:span></text:p>
      <text:p text:style-name="P2"><text:span text:style-name="T2"><text:tab/>Ep → Es Ep</text:span></text:p>
      <text:p text:style-name="P2"><text:span text:style-name="T2"><text:tab/> <text:s text:c="8"/>|ε</text:span></text:p>
      <text:p text:style-name="P2"><text:span text:style-name="T2"><text:tab/></text:span><text:span text:style-name="T3">Es→(ESTRUCTURA ESCRIBIR)</text:span></text:p>
      <text:p text:style-name="P2"><text:span text:style-name="T2"><text:tab/>F → FIN</text:span></text:p>
      <text:p text:style-name="P2"><text:span text:style-name="T2"/></text:p>
      <text:p text:style-name="P2"><text:span text:style-name="T2"><text:tab/></text:span><text:span text:style-name="T3">(ESTRUCTURA CONDICIONAL)</text:span></text:p>
      <text:p text:style-name="P2"><text:span text:style-name="T3"><text:tab/>Co → Sr F</text:span></text:p>
      <text:p text:style-name="P2"><text:span text:style-name="T3"><text:tab/>Sr → Sr’ C</text:span></text:p>
      <text:p text:style-name="P2"><text:span text:style-name="T3"><text:tab/>Sr’ → SI</text:span></text:p>
      <text:p text:style-name="P2"><text:span text:style-name="T3"><text:tab/>C → C’ En</text:span></text:p>
      <text:p text:style-name="P2"><text:span text:style-name="T3"><text:tab/>C’ → VERDADERO</text:span></text:p>
      <text:p text:style-name="P2"><text:span text:style-name="T3"><text:tab/> <text:s text:c="9"/>|FALSO</text:span></text:p>
      <text:p text:style-name="P2"><text:span text:style-name="T3"><text:tab/>En → En’ Se</text:span></text:p>
      <text:p text:style-name="P2"><text:span text:style-name="T3"><text:tab/>En’ → ENTONCES</text:span></text:p>
      <text:p text:style-name="P2"><text:span text:style-name="T3"><text:tab/>Se → Es</text:span></text:p>
      <text:p text:style-name="P2"><text:span text:style-name="T3"><text:tab/> <text:s text:c="9"/>| ε</text:span></text:p>
      <text:p text:style-name="P3"><text:span text:style-name="T3"><text:tab/>Es→(ESTRUCTURA ESCRIBIR)</text:span></text:p>
      <text:p text:style-name="P2"><text:span text:style-name="T3"><text:tab/>F → FIN</text:span></text:p>
      <text:p text:style-name="P2"><text:soft-page-break/><text:span text:style-name="T3"/></text:p>
      <text:p text:style-name="P4"><text:span text:style-name="T1"><text:tab/>(ESTRUCTURA EXPRESIÓN)</text:span></text:p>
      <text:p text:style-name="P4"><text:span text:style-name="T1"><text:tab/>Ex → Q Ex’</text:span></text:p>
      <text:p text:style-name="P4"><text:span text:style-name="T1"><text:tab/>Ex’ → + Q Ex’</text:span></text:p>
      <text:p text:style-name="P4"><text:span text:style-name="T1"><text:tab/><text:tab/>|ε</text:span></text:p>
      <text:p text:style-name="P4"><text:span text:style-name="T1"><text:tab/>Q → W Q’</text:span></text:p>
      <text:p text:style-name="P4"><text:span text:style-name="T1"><text:tab/>Q’ → * W Q’</text:span></text:p>
      <text:p text:style-name="P4"><text:span text:style-name="T1"><text:tab/><text:tab/>|ε</text:span></text:p>
      <text:p text:style-name="P4"><text:span text:style-name="T1"><text:tab/>W → (Ex)</text:span></text:p>
      <text:p text:style-name="P4"><text:span text:style-name="T1"><text:tab/><text:tab/>|x</text:span></text:p>
      <text:p text:style-name="P4"><text:span text:style-name="T1"><text:tab/></text:span><text:span text:style-name="T4">x →i</text:span></text:p>
      <text:p text:style-name="P3"><text:span text:style-name="T1"><text:tab/> <text:s text:c="6"/>|numero </text:span></text:p>
      <text:p text:style-name="P3"><text:span text:style-name="T2"><text:tab/>i→id</text:span></text:p>
      <text:p text:style-name="P3"><text:span text:style-name="T2"/></text:p>
      <text:p text:style-name="P3"><text:span text:style-name="T2"><text:tab/></text:span><text:span text:style-name="T5">(ESTRUCTURA ASIGNACIÓN)</text:span></text:p>
      <text:p text:style-name="P3"><text:span text:style-name="T5"><text:tab/>As → As’ F</text:span></text:p>
      <text:p text:style-name="P3"><text:span text:style-name="T5"><text:tab/>As’ → i Sm</text:span></text:p>
      <text:p text:style-name="P3"><text:span text:style-name="T5"><text:tab/>i → id</text:span></text:p>
      <text:p text:style-name="P3"><text:span text:style-name="T5"><text:tab/>Sm → Z Ex</text:span></text:p>
      <text:p text:style-name="P3"><text:span text:style-name="T5"><text:tab/>Z → <text:s/>=</text:span></text:p>
      <text:p text:style-name="P3"><text:span text:style-name="T5"><text:tab/></text:span><text:span text:style-name="T6">Ex → (ESTRUCTURA EXPRESIÓN)</text:span></text:p>
      <text:p text:style-name="P4"><text:span text:style-name="T1"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23:06:39.366260330</meta:creation-date>
    <dc:date>2021-11-07T04:01:14.345555526</dc:date>
    <meta:editing-duration>PT16H12M</meta:editing-duration>
    <meta:editing-cycles>1</meta:editing-cycles>
    <meta:document-statistic meta:table-count="0" meta:image-count="0" meta:object-count="0" meta:page-count="2" meta:paragraph-count="66" meta:word-count="165" meta:character-count="775" meta:non-whitespace-character-count="512"/>
    <meta:generator>LibreOffice/6.4.7.2$Linux_X86_64 LibreOffice_project/40$Build-2</meta:generator>
  </office:meta>
</office:document-meta>
</file>